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5.0625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125in" fo:margin-left="0in" table:align="left"/>
    </style:style>
    <style:style style:name="Table2.A" style:family="table-column">
      <style:table-column-properties style:column-width="2.75in"/>
    </style:style>
    <style:style style:name="Table2.B" style:family="table-column">
      <style:table-column-properties style:column-width="4.37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margin-top="0in" fo:margin-bottom="0.1965in" style:contextual-spacing="false"/>
      <style:text-properties style:font-name="FreeMono" fo:font-size="13pt" officeooo:rsid="0015e39f" officeooo:paragraph-rsid="001c0c9a" style:font-size-asian="13pt" style:font-size-complex="13pt"/>
    </style:style>
    <style:style style:name="P2" style:family="paragraph" style:parent-style-name="Preformatted_20_Text">
      <style:paragraph-properties fo:margin-top="0in" fo:margin-bottom="0.1965in" style:contextual-spacing="false"/>
      <style:text-properties style:font-name="FreeMono" fo:font-size="13pt" officeooo:rsid="0015e39f" officeooo:paragraph-rsid="001fd1fd" style:font-size-asian="13pt" style:font-size-complex="13pt"/>
    </style:style>
    <style:style style:name="P3" style:family="paragraph" style:parent-style-name="Preformatted_20_Text">
      <style:paragraph-properties fo:margin-top="0in" fo:margin-bottom="0.1965in" style:contextual-spacing="false"/>
      <style:text-properties style:font-name="FreeMono" fo:font-size="13pt" officeooo:rsid="0015e39f" officeooo:paragraph-rsid="001fd560" style:font-size-asian="13pt" style:font-size-complex="13pt"/>
    </style:style>
    <style:style style:name="P4" style:family="paragraph" style:parent-style-name="Preformatted_20_Text">
      <style:paragraph-properties fo:margin-top="0in" fo:margin-bottom="0.1965in" style:contextual-spacing="false"/>
      <style:text-properties style:font-name="FreeMono" fo:font-size="13pt" officeooo:rsid="0015e39f" officeooo:paragraph-rsid="00209676" style:font-size-asian="13pt" style:font-size-complex="13pt"/>
    </style:style>
    <style:style style:name="P5" style:family="paragraph" style:parent-style-name="Preformatted_20_Text">
      <style:paragraph-properties fo:margin-top="0in" fo:margin-bottom="0.1965in" style:contextual-spacing="false"/>
      <style:text-properties style:font-name="FreeMono" fo:font-size="13pt" officeooo:rsid="0015e39f" officeooo:paragraph-rsid="00290275" style:font-size-asian="13pt" style:font-size-complex="13pt"/>
    </style:style>
    <style:style style:name="P6" style:family="paragraph" style:parent-style-name="Preformatted_20_Text">
      <style:paragraph-properties fo:margin-top="0in" fo:margin-bottom="0.1965in" style:contextual-spacing="false"/>
      <style:text-properties style:font-name="FreeMono" fo:font-size="13pt" officeooo:rsid="0015e39f" officeooo:paragraph-rsid="002b680a" style:font-size-asian="13pt" style:font-size-complex="13pt"/>
    </style:style>
    <style:style style:name="P7" style:family="paragraph" style:parent-style-name="Preformatted_20_Text">
      <style:paragraph-properties fo:margin-top="0in" fo:margin-bottom="0.1965in" style:contextual-spacing="false"/>
      <style:text-properties style:font-name="FreeMono" fo:font-size="13pt" officeooo:rsid="0015e39f" officeooo:paragraph-rsid="0051e3b9" style:font-size-asian="13pt" style:font-size-complex="13pt"/>
    </style:style>
    <style:style style:name="P8" style:family="paragraph" style:parent-style-name="Standard">
      <style:text-properties style:font-name="FreeMono" fo:font-size="13pt" officeooo:rsid="004a029d" officeooo:paragraph-rsid="0023920d" style:font-size-asian="13pt" style:font-size-complex="13pt"/>
    </style:style>
    <style:style style:name="P9" style:family="paragraph" style:parent-style-name="Preformatted_20_Text">
      <style:paragraph-properties fo:margin-top="0in" fo:margin-bottom="0.1965in" style:contextual-spacing="false"/>
      <style:text-properties style:font-name="FreeMono" fo:font-size="13pt" officeooo:paragraph-rsid="0028340f" style:font-size-asian="13pt" style:font-size-complex="13pt"/>
    </style:style>
    <style:style style:name="P10" style:family="paragraph" style:parent-style-name="Standard">
      <style:text-properties style:font-name="FreeMono" fo:font-size="13pt" fo:font-weight="bold" officeooo:rsid="00474d53" officeooo:paragraph-rsid="0033c597" style:font-name-asian="Noto Sans Mono CJK SC" style:font-size-asian="13pt" style:font-weight-asian="bold" style:font-name-complex="Liberation Mono" style:font-size-complex="13pt" style:font-weight-complex="bold"/>
    </style:style>
    <style:style style:name="P11" style:family="paragraph" style:parent-style-name="Standard">
      <style:text-properties style:font-name="FreeMono" fo:font-size="13pt" fo:font-weight="bold" officeooo:rsid="00474d53" officeooo:paragraph-rsid="0053d6fe" style:font-name-asian="Noto Sans Mono CJK SC" style:font-size-asian="13pt" style:font-weight-asian="bold" style:font-name-complex="Liberation Mono" style:font-size-complex="13pt" style:font-weight-complex="bold"/>
    </style:style>
    <style:style style:name="P12" style:family="paragraph" style:parent-style-name="Text_20_body">
      <style:text-properties style:font-name="FreeMono" fo:font-size="13pt" fo:font-weight="bold" officeooo:rsid="00474d53" officeooo:paragraph-rsid="0053d6fe" style:font-name-asian="Noto Sans Mono CJK SC" style:font-size-asian="13pt" style:font-weight-asian="bold" style:font-name-complex="Liberation Mono" style:font-size-complex="13pt" style:font-weight-complex="bold"/>
    </style:style>
    <style:style style:name="P13" style:family="paragraph" style:parent-style-name="Preformatted_20_Text">
      <style:paragraph-properties fo:margin-top="0in" fo:margin-bottom="0.1965in" style:contextual-spacing="false"/>
      <style:text-properties style:font-name="FreeMono" fo:font-size="13pt" fo:font-weight="normal" officeooo:rsid="00a4dcf2" officeooo:paragraph-rsid="0032f567" style:font-name-asian="Noto Sans Mono CJK SC" style:font-size-asian="13pt" style:font-weight-asian="normal" style:font-name-complex="Liberation Mono" style:font-size-complex="13pt" style:font-weight-complex="normal"/>
    </style:style>
    <style:style style:name="P14" style:family="paragraph" style:parent-style-name="Table_20_Contents">
      <style:text-properties style:font-name="FreeMono" fo:font-size="13pt" style:font-name-asian="Noto Sans Mono CJK SC" style:font-size-asian="13pt" style:font-name-complex="Liberation Mono" style:font-size-complex="13pt"/>
    </style:style>
    <style:style style:name="P15" style:family="paragraph" style:parent-style-name="Table_20_Contents">
      <style:text-properties style:font-name="FreeMono" fo:font-size="13pt" officeooo:paragraph-rsid="0032f567" style:font-name-asian="Noto Sans Mono CJK SC" style:font-size-asian="13pt" style:font-name-complex="Liberation Mono" style:font-size-complex="13pt"/>
    </style:style>
    <style:style style:name="P16" style:family="paragraph" style:parent-style-name="Table_20_Contents">
      <style:paragraph-properties fo:margin-top="0in" fo:margin-bottom="0.1965in" style:contextual-spacing="false"/>
      <style:text-properties style:font-name="FreeMono" fo:font-size="13pt" officeooo:rsid="002c292b" officeooo:paragraph-rsid="00348d8e" style:font-name-asian="Noto Sans Mono CJK SC" style:font-size-asian="13pt" style:font-name-complex="Liberation Mono" style:font-size-complex="13pt"/>
    </style:style>
    <style:style style:name="P17" style:family="paragraph" style:parent-style-name="Table_20_Contents">
      <style:text-properties style:font-name="FreeMono" fo:font-size="13pt" officeooo:paragraph-rsid="00348d8e" style:font-name-asian="Noto Sans Mono CJK SC" style:font-size-asian="13pt" style:font-name-complex="Liberation Mono" style:font-size-complex="13pt"/>
    </style:style>
    <style:style style:name="P18" style:family="paragraph" style:parent-style-name="Table_20_Contents">
      <style:text-properties style:font-name="FreeMono" fo:font-size="13pt" officeooo:rsid="003659d3" officeooo:paragraph-rsid="003659d3" style:font-name-asian="Noto Sans Mono CJK SC" style:font-size-asian="13pt" style:font-name-complex="Liberation Mono" style:font-size-complex="13pt"/>
    </style:style>
    <style:style style:name="P19" style:family="paragraph" style:parent-style-name="Table_20_Contents">
      <style:text-properties style:font-name="FreeMono" fo:font-size="13pt" officeooo:rsid="0015e39f" officeooo:paragraph-rsid="0039ecb1" style:font-name-asian="Noto Sans Mono CJK SC" style:font-size-asian="13pt" style:font-name-complex="Liberation Mono" style:font-size-complex="13pt"/>
    </style:style>
    <style:style style:name="P20" style:family="paragraph" style:parent-style-name="Table_20_Contents">
      <style:text-properties style:font-name="FreeMono" fo:font-size="13pt" officeooo:paragraph-rsid="0039ecb1" style:font-name-asian="Noto Sans Mono CJK SC" style:font-size-asian="13pt" style:font-name-complex="Liberation Mono" style:font-size-complex="13pt"/>
    </style:style>
    <style:style style:name="P21" style:family="paragraph" style:parent-style-name="Heading_20_3">
      <style:text-properties style:font-name="FreeMono" fo:font-size="14pt" fo:font-weight="normal" officeooo:rsid="0015e39f" officeooo:paragraph-rsid="0015e39f" style:font-size-asian="14pt" style:font-weight-asian="normal" style:font-size-complex="14pt" style:font-weight-complex="normal"/>
    </style:style>
    <style:style style:name="P22" style:family="paragraph" style:parent-style-name="Preformatted_20_Text">
      <style:paragraph-properties fo:margin-top="0in" fo:margin-bottom="0.1965in" style:contextual-spacing="false"/>
      <style:text-properties style:font-name="FreeMono" fo:font-size="14pt" fo:font-weight="normal" officeooo:rsid="00a4dcf2" officeooo:paragraph-rsid="002c292b" style:font-size-asian="14pt" style:font-weight-asian="normal" style:font-size-complex="14pt" style:font-weight-complex="normal"/>
    </style:style>
    <style:style style:name="P23" style:family="paragraph" style:parent-style-name="Preformatted_20_Text">
      <style:paragraph-properties fo:margin-top="0in" fo:margin-bottom="0.1965in" style:contextual-spacing="false"/>
      <style:text-properties style:font-name="FreeMono" fo:font-size="14pt" fo:font-weight="normal" officeooo:rsid="00a4dcf2" officeooo:paragraph-rsid="002dfd0f" style:font-size-asian="14pt" style:font-weight-asian="normal" style:font-size-complex="14pt" style:font-weight-complex="normal"/>
    </style:style>
    <style:style style:name="P24" style:family="paragraph" style:parent-style-name="Preformatted_20_Text">
      <style:paragraph-properties fo:margin-top="0in" fo:margin-bottom="0.1965in" style:contextual-spacing="false"/>
      <style:text-properties style:font-name="FreeMono" fo:font-size="14pt" officeooo:paragraph-rsid="002d1622" style:font-name-asian="Noto Sans Mono CJK SC" style:font-size-asian="14pt" style:font-name-complex="Liberation Mono" style:font-size-complex="14pt"/>
    </style:style>
    <style:style style:name="P25" style:family="paragraph" style:parent-style-name="Table_20_Contents">
      <style:text-properties style:font-name="FreeMono" fo:font-size="14pt" style:font-name-asian="Noto Sans Mono CJK SC" style:font-size-asian="14pt" style:font-name-complex="Liberation Mono" style:font-size-complex="14pt"/>
    </style:style>
    <style:style style:name="P26" style:family="paragraph" style:parent-style-name="Table_20_Contents">
      <style:text-properties style:font-name="FreeMono" fo:font-size="14pt" officeooo:paragraph-rsid="00313a3d" style:font-name-asian="Noto Sans Mono CJK SC" style:font-size-asian="14pt" style:font-name-complex="Liberation Mono" style:font-size-complex="14pt"/>
    </style:style>
    <style:style style:name="P27" style:family="paragraph" style:parent-style-name="Text_20_body">
      <style:text-properties style:font-name="FreeMono" fo:font-size="14pt" officeooo:rsid="0015e39f" officeooo:paragraph-rsid="0015e39f" style:font-name-asian="Noto Sans Mono CJK SC" style:font-size-asian="14pt" style:font-name-complex="Liberation Mono" style:font-size-complex="14pt"/>
    </style:style>
    <style:style style:name="P28" style:family="paragraph" style:parent-style-name="Text_20_body">
      <style:text-properties style:font-name="FreeMono" fo:font-size="14pt" officeooo:rsid="0015e39f" officeooo:paragraph-rsid="003de0b4" style:font-name-asian="Noto Sans Mono CJK SC" style:font-size-asian="14pt" style:font-name-complex="Liberation Mono" style:font-size-complex="14pt"/>
    </style:style>
    <style:style style:name="P29" style:family="paragraph" style:parent-style-name="Text_20_body">
      <style:text-properties style:font-name="FreeMono" fo:font-size="14pt" officeooo:rsid="0015e39f" officeooo:paragraph-rsid="0015e39f" style:font-size-asian="14pt" style:font-size-complex="14pt"/>
    </style:style>
    <style:style style:name="P30" style:family="paragraph" style:parent-style-name="Text_20_body">
      <style:text-properties style:font-name="FreeMono" fo:font-size="14pt" officeooo:rsid="0015e39f" officeooo:paragraph-rsid="003de0b4" style:font-size-asian="14pt" style:font-size-complex="14pt"/>
    </style:style>
    <style:style style:name="P31" style:family="paragraph" style:parent-style-name="Text_20_body">
      <style:text-properties style:font-name="FreeMono" fo:font-size="14pt" officeooo:rsid="0015e39f" officeooo:paragraph-rsid="0040578f" style:font-size-asian="14pt" style:font-size-complex="14pt"/>
    </style:style>
    <style:style style:name="P32" style:family="paragraph" style:parent-style-name="Preformatted_20_Text">
      <style:text-properties style:font-name="FreeMono" fo:font-size="14pt" officeooo:rsid="0050fdf1" officeooo:paragraph-rsid="0050fdf1" style:font-size-asian="14pt" style:font-size-complex="14pt"/>
    </style:style>
    <style:style style:name="P33" style:family="paragraph" style:parent-style-name="Table_20_Contents">
      <style:text-properties style:font-name="FreeMono" fo:font-size="14pt" officeooo:rsid="0052f817" officeooo:paragraph-rsid="0052f817" style:font-size-asian="14pt" style:font-size-complex="14pt"/>
    </style:style>
    <style:style style:name="P34" style:family="paragraph" style:parent-style-name="Table_20_Contents">
      <style:text-properties style:font-name="FreeMono" fo:font-size="14pt" officeooo:rsid="0052f817" officeooo:paragraph-rsid="0053d6fe" style:font-size-asian="14pt" style:font-size-complex="14pt"/>
    </style:style>
    <style:style style:name="P35" style:family="paragraph" style:parent-style-name="Table_20_Contents">
      <style:text-properties style:font-name="FreeMono" fo:font-size="14pt" officeooo:rsid="0052f817" officeooo:paragraph-rsid="0053f4d8" style:font-size-asian="14pt" style:font-size-complex="14pt"/>
    </style:style>
    <style:style style:name="P36" style:family="paragraph" style:parent-style-name="Text_20_body">
      <style:text-properties style:font-name="FreeMono" fo:font-size="14pt" officeooo:rsid="00443bde" officeooo:paragraph-rsid="00443bde" style:font-size-asian="14pt" style:font-size-complex="14pt"/>
    </style:style>
    <style:style style:name="P37" style:family="paragraph" style:parent-style-name="Text_20_body">
      <style:text-properties style:font-name="FreeMono" fo:font-size="14pt" officeooo:rsid="00443bde" officeooo:paragraph-rsid="0052f817" style:font-size-asian="14pt" style:font-size-complex="14pt"/>
    </style:style>
    <style:style style:name="P38" style:family="paragraph" style:parent-style-name="Text_20_body">
      <style:text-properties style:font-name="FreeMono" fo:font-size="14pt" officeooo:rsid="00477eb4" officeooo:paragraph-rsid="00477eb4" style:font-size-asian="14pt" style:font-size-complex="14pt"/>
    </style:style>
    <style:style style:name="P39" style:family="paragraph" style:parent-style-name="Text_20_body">
      <style:text-properties style:font-name="FreeMono" fo:font-size="14pt" officeooo:rsid="00477eb4" officeooo:paragraph-rsid="0052f817" style:font-size-asian="14pt" style:font-size-complex="14pt"/>
    </style:style>
    <style:style style:name="P40" style:family="paragraph" style:parent-style-name="Text_20_body">
      <style:text-properties style:font-name="FreeMono" fo:font-size="14pt" officeooo:rsid="004d7eb7" officeooo:paragraph-rsid="004d7eb7" style:font-size-asian="14pt" style:font-size-complex="14pt"/>
    </style:style>
    <style:style style:name="P41" style:family="paragraph" style:parent-style-name="Preformatted_20_Text">
      <style:paragraph-properties fo:margin-top="0in" fo:margin-bottom="0.1965in" style:contextual-spacing="false"/>
      <style:text-properties style:font-name="FreeMono" fo:font-size="16pt" fo:font-weight="bold" officeooo:rsid="00a4dcf2" officeooo:paragraph-rsid="002c292b" style:font-size-asian="16pt" style:font-weight-asian="bold" style:font-size-complex="16pt" style:font-weight-complex="bold"/>
    </style:style>
    <style:style style:name="P42" style:family="paragraph" style:parent-style-name="Preformatted_20_Text">
      <style:paragraph-properties fo:margin-top="0in" fo:margin-bottom="0.1965in" style:contextual-spacing="false"/>
      <style:text-properties style:font-name="FreeMono" fo:font-size="16pt" fo:font-weight="bold" officeooo:rsid="002c292b" officeooo:paragraph-rsid="002c292b" style:font-size-asian="16pt" style:font-weight-asian="bold" style:font-size-complex="16pt" style:font-weight-complex="bold"/>
    </style:style>
    <style:style style:name="P43" style:family="paragraph" style:parent-style-name="Preformatted_20_Text">
      <style:paragraph-properties fo:margin-top="0in" fo:margin-bottom="0.1965in" style:contextual-spacing="false"/>
      <style:text-properties style:font-name="FreeMono" fo:font-size="16pt" fo:font-weight="bold" officeooo:rsid="002c292b" officeooo:paragraph-rsid="002dfd0f" style:font-name-asian="Noto Sans Mono CJK SC" style:font-size-asian="16pt" style:font-weight-asian="bold" style:font-name-complex="Liberation Mono" style:font-size-complex="16pt" style:font-weight-complex="bold"/>
    </style:style>
    <style:style style:name="P44" style:family="paragraph" style:parent-style-name="Preformatted_20_Text">
      <style:paragraph-properties fo:margin-top="0in" fo:margin-bottom="0.1965in" style:contextual-spacing="false"/>
      <style:text-properties style:font-name="FreeMono" fo:font-size="15pt" fo:font-weight="normal" officeooo:rsid="002d1622" officeooo:paragraph-rsid="002c292b" style:font-size-asian="15pt" style:font-weight-asian="normal" style:font-size-complex="15pt" style:font-weight-complex="normal"/>
    </style:style>
    <style:style style:name="P45" style:family="paragraph" style:parent-style-name="Heading_20_3">
      <style:text-properties fo:font-size="15pt" officeooo:rsid="0015e39f" officeooo:paragraph-rsid="0015e39f" style:font-size-asian="15pt" style:font-size-complex="15pt"/>
    </style:style>
    <style:style style:name="P46" style:family="paragraph" style:parent-style-name="Text_20_body">
      <style:text-properties fo:font-size="15pt" officeooo:rsid="0015e39f" officeooo:paragraph-rsid="0015e39f" style:font-size-asian="15pt" style:font-size-complex="15pt"/>
    </style:style>
    <style:style style:name="P47" style:family="paragraph" style:parent-style-name="Preformatted_20_Text">
      <style:text-properties fo:font-size="15pt" officeooo:rsid="00477eb4" officeooo:paragraph-rsid="00477eb4" style:font-size-asian="15pt" style:font-size-complex="15pt"/>
    </style:style>
    <style:style style:name="P48" style:family="paragraph" style:parent-style-name="Text_20_body">
      <style:text-properties fo:font-size="15pt" officeooo:rsid="00477eb4" officeooo:paragraph-rsid="00477eb4" style:font-size-asian="15pt" style:font-size-complex="15pt"/>
    </style:style>
    <style:style style:name="P49" style:family="paragraph" style:parent-style-name="Preformatted_20_Text">
      <style:paragraph-properties fo:margin-top="0in" fo:margin-bottom="0.1965in" style:contextual-spacing="false"/>
      <style:text-properties fo:font-size="15pt" officeooo:rsid="00477eb4" officeooo:paragraph-rsid="004beeb0" style:font-size-asian="15pt" style:font-size-complex="15pt"/>
    </style:style>
    <style:style style:name="P50" style:family="paragraph" style:parent-style-name="Preformatted_20_Text">
      <style:paragraph-properties fo:margin-top="0in" fo:margin-bottom="0.1965in" style:contextual-spacing="false"/>
      <style:text-properties fo:font-size="15pt" officeooo:rsid="00477eb4" officeooo:paragraph-rsid="0052f817" style:font-size-asian="15pt" style:font-size-complex="15pt"/>
    </style:style>
    <style:style style:name="P51" style:family="paragraph" style:parent-style-name="Table_20_Contents">
      <style:text-properties fo:font-size="15pt" style:font-size-asian="15pt" style:font-size-complex="15pt"/>
    </style:style>
    <style:style style:name="P52" style:family="paragraph" style:parent-style-name="Table_20_Contents">
      <style:text-properties fo:font-size="15pt" officeooo:rsid="00564aac" officeooo:paragraph-rsid="00564aac" style:font-size-asian="15pt" style:font-size-complex="15pt"/>
    </style:style>
    <style:style style:name="P53" style:family="paragraph" style:parent-style-name="Text_20_body">
      <style:text-properties fo:font-size="15pt" officeooo:rsid="00443bde" officeooo:paragraph-rsid="00443bde" style:font-size-asian="15pt" style:font-size-complex="15pt"/>
    </style:style>
    <style:style style:name="P54" style:family="paragraph" style:parent-style-name="Text_20_body">
      <style:text-properties fo:font-size="15pt" fo:font-weight="bold" officeooo:rsid="00443bde" officeooo:paragraph-rsid="00443bde" style:font-size-asian="15pt" style:font-weight-asian="bold" style:font-size-complex="15pt" style:font-weight-complex="bold"/>
    </style:style>
    <style:style style:name="P55" style:family="paragraph" style:parent-style-name="Preformatted_20_Text">
      <style:paragraph-properties fo:margin-top="0in" fo:margin-bottom="0.1965in" style:contextual-spacing="false"/>
      <style:text-properties officeooo:paragraph-rsid="001c0c9a"/>
    </style:style>
    <style:style style:name="P56" style:family="paragraph" style:parent-style-name="Standard">
      <style:paragraph-properties fo:margin-top="0in" fo:margin-bottom="0.1965in" style:contextual-spacing="false"/>
      <style:text-properties fo:color="#00a933" loext:opacity="100%" style:font-name="FreeMono" fo:font-size="13pt" fo:font-style="normal" fo:font-weight="normal" officeooo:rsid="004a029d" officeooo:paragraph-rsid="0023920d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margin-top="0in" fo:margin-bottom="0.1965in" style:contextual-spacing="false"/>
      <style:text-properties officeooo:paragraph-rsid="00247239"/>
    </style:style>
    <style:style style:name="P58" style:family="paragraph" style:parent-style-name="Preformatted_20_Text">
      <style:paragraph-properties fo:margin-top="0in" fo:margin-bottom="0.1965in" style:contextual-spacing="false"/>
      <style:text-properties fo:font-size="13pt" officeooo:paragraph-rsid="002b680a" style:font-size-asian="13pt" style:font-size-complex="13pt"/>
    </style:style>
    <style:style style:name="P59" style:family="paragraph" style:parent-style-name="Table_20_Contents">
      <style:text-properties fo:color="#c9211e" loext:opacity="100%" style:font-name="FreeMono" fo:font-size="14pt" style:font-name-asian="Noto Sans Mono CJK SC" style:font-size-asian="14pt" style:font-name-complex="Liberation Mono" style:font-size-complex="14pt"/>
    </style:style>
    <style:style style:name="P60" style:family="paragraph" style:parent-style-name="Preformatted_20_Text">
      <style:paragraph-properties fo:margin-top="0in" fo:margin-bottom="0.1965in" style:contextual-spacing="false"/>
    </style:style>
    <style:style style:name="P61" style:family="paragraph" style:parent-style-name="Preformatted_20_Text">
      <style:text-properties officeooo:paragraph-rsid="00477eb4"/>
    </style:style>
    <style:style style:name="P62" style:family="paragraph" style:parent-style-name="Preformatted_20_Text">
      <style:text-properties officeooo:paragraph-rsid="0052f817"/>
    </style:style>
    <style:style style:name="P63" style:family="paragraph" style:parent-style-name="Table_20_Contents">
      <style:text-properties fo:color="#ff4000" loext:opacity="100%" style:font-name="FreeMono" fo:font-size="14pt" fo:font-weight="bold" officeooo:rsid="0052f817" officeooo:paragraph-rsid="0053d6fe" style:font-size-asian="14pt" style:font-weight-asian="bold" style:font-size-complex="14pt" style:font-weight-complex="bold"/>
    </style:style>
    <style:style style:name="P64" style:family="paragraph" style:parent-style-name="Table_20_Contents">
      <style:text-properties fo:color="#ff4000" loext:opacity="100%" style:font-name="FreeMono" fo:font-size="14pt" fo:font-weight="bold" officeooo:rsid="0052f817" officeooo:paragraph-rsid="00564aac" style:font-size-asian="14pt" style:font-weight-asian="bold" style:font-size-complex="14pt" style:font-weight-complex="bold"/>
    </style:style>
    <style:style style:name="P65" style:family="paragraph" style:parent-style-name="Text_20_body">
      <style:text-properties fo:color="#ff4000" loext:opacity="100%" style:font-name="FreeMono" fo:font-size="14pt" fo:font-weight="bold" officeooo:rsid="0050fdf1" officeooo:paragraph-rsid="0050fdf1" style:font-size-asian="14pt" style:font-weight-asian="bold" style:font-size-complex="14pt" style:font-weight-complex="bold"/>
    </style:style>
    <style:style style:name="P66" style:family="paragraph" style:parent-style-name="Text_20_body">
      <style:text-properties fo:color="#ff4000" loext:opacity="100%" style:font-name="FreeMono" fo:font-size="14pt" fo:font-weight="bold" officeooo:rsid="0052cb5c" officeooo:paragraph-rsid="0052cb5c" style:font-size-asian="14pt" style:font-weight-asian="bold" style:font-size-complex="14pt" style:font-weight-complex="bold"/>
    </style:style>
    <style:style style:name="P67" style:family="paragraph" style:parent-style-name="Table_20_Contents">
      <style:text-properties fo:color="#2a6099" loext:opacity="100%" style:font-name="FreeMono" fo:font-size="14pt" fo:font-weight="bold" officeooo:rsid="0052f817" officeooo:paragraph-rsid="0053d6fe" style:font-size-asian="14pt" style:font-weight-asian="bold" style:font-size-complex="14pt" style:font-weight-complex="bold"/>
    </style:style>
    <style:style style:name="P68" style:family="paragraph" style:parent-style-name="Table_20_Contents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69" style:family="paragraph" style:parent-style-name="Table_20_Contents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P70" style:family="paragraph" style:parent-style-name="Table_20_Contents">
      <style:text-properties fo:font-size="12pt" style:font-size-asian="12pt" style:font-size-complex="12pt"/>
    </style:style>
    <style:style style:name="P71" style:family="paragraph" style:parent-style-name="Text_20_body">
      <style:text-properties officeooo:paragraph-rsid="004d7eb7"/>
    </style:style>
    <style:style style:name="P72" style:family="paragraph" style:parent-style-name="Text_20_body">
      <style:text-properties fo:color="#000000" loext:opacity="100%" style:font-name="FreeMono" fo:font-size="14pt" officeooo:rsid="0050fdf1" officeooo:paragraph-rsid="0050fdf1" style:font-size-asian="14pt" style:font-size-complex="14pt"/>
    </style:style>
    <style:style style:name="P73" style:family="paragraph" style:parent-style-name="Table_20_Contents">
      <style:text-properties fo:color="#ff4000" loext:opacity="100%" style:font-name="FreeMono" fo:font-size="15pt" fo:font-weight="bold" officeooo:rsid="0052f817" officeooo:paragraph-rsid="00564aac" style:font-size-asian="15pt" style:font-weight-asian="bold" style:font-size-complex="15pt" style:font-weight-complex="bold"/>
    </style:style>
    <style:style style:name="P74" style:family="paragraph" style:parent-style-name="Heading_20_3">
      <style:text-properties fo:font-size="15pt" officeooo:rsid="0015e39f" officeooo:paragraph-rsid="0015e39f" style:font-size-asian="15pt" style:font-size-complex="15pt"/>
    </style:style>
    <style:style style:name="P75" style:family="paragraph" style:parent-style-name="Text_20_body" style:list-style-name="L1"/>
    <style:style style:name="P76" style:family="paragraph" style:parent-style-name="Text_20_body" style:list-style-name="L1">
      <style:paragraph-properties fo:margin-top="0in" fo:margin-bottom="0in" style:contextual-spacing="false"/>
    </style:style>
    <style:style style:name="P77" style:family="paragraph" style:parent-style-name="Text_20_body" style:list-style-name="L2"/>
    <style:style style:name="P78" style:family="paragraph" style:parent-style-name="Text_20_body">
      <style:text-properties fo:font-size="15pt" officeooo:rsid="0057b9c1" officeooo:paragraph-rsid="0057b9c1" style:font-size-asian="15pt" style:font-size-complex="15pt"/>
    </style:style>
    <style:style style:name="P79" style:family="paragraph" style:parent-style-name="Text_20_body">
      <style:text-properties style:font-name="FreeMono" fo:font-size="14pt" officeooo:rsid="00477eb4" officeooo:paragraph-rsid="0057b9c1" style:font-size-asian="14pt" style:font-size-complex="14pt"/>
    </style:style>
    <style:style style:name="T1" style:family="text">
      <style:text-properties style:font-name="FreeMono"/>
    </style:style>
    <style:style style:name="T2" style:family="text">
      <style:text-properties style:font-name="FreeMono" fo:font-size="13pt" fo:font-style="normal" officeooo:rsid="00396401" style:font-size-asian="13pt" style:font-style-asian="normal" style:font-size-complex="13pt" style:font-style-complex="normal"/>
    </style:style>
    <style:style style:name="T3" style:family="text">
      <style:text-properties style:font-name="FreeMono" fo:font-size="13pt" fo:font-style="normal" officeooo:rsid="003fec33" style:font-size-asian="13pt" style:font-style-asian="normal" style:font-size-complex="13pt" style:font-style-complex="normal"/>
    </style:style>
    <style:style style:name="T4" style:family="text">
      <style:text-properties style:font-name="FreeMono" fo:font-style="normal" officeooo:rsid="00396401" style:font-style-asian="normal" style:font-style-complex="normal"/>
    </style:style>
    <style:style style:name="T5" style:family="text">
      <style:text-properties style:font-name="FreeMono" fo:font-style="normal" officeooo:rsid="001fd1fd" style:font-style-asian="normal" style:font-style-complex="normal"/>
    </style:style>
    <style:style style:name="T6" style:family="text">
      <style:text-properties style:font-name="FreeMono" fo:font-style="normal" officeooo:rsid="001fd560" style:font-style-asian="normal" style:font-style-complex="normal"/>
    </style:style>
    <style:style style:name="T7" style:family="text">
      <style:text-properties style:font-name="FreeMono" fo:font-style="normal" fo:font-weight="bold" officeooo:rsid="001fd1fd" style:font-style-asian="normal" style:font-weight-asian="bold" style:font-style-complex="normal" style:font-weight-complex="bold"/>
    </style:style>
    <style:style style:name="T8" style:family="text">
      <style:text-properties style:font-name="FreeMono" fo:font-style="normal" fo:font-weight="bold" officeooo:rsid="001fd560" style:font-style-asian="normal" style:font-weight-asian="bold" style:font-style-complex="normal" style:font-weight-complex="bold"/>
    </style:style>
    <style:style style:name="T9" style:family="text">
      <style:text-properties style:font-name="FreeMono" fo:font-style="normal" fo:font-weight="bold" officeooo:rsid="00209676" style:font-style-asian="normal" style:font-weight-asian="bold" style:font-style-complex="normal" style:font-weight-complex="bold"/>
    </style:style>
    <style:style style:name="T10" style:family="text">
      <style:text-properties style:font-name="FreeMono" fo:font-style="normal" fo:font-weight="normal" officeooo:rsid="00209676" style:font-style-asian="normal" style:font-weight-asian="normal" style:font-style-complex="normal" style:font-weight-complex="normal"/>
    </style:style>
    <style:style style:name="T11" style:family="text">
      <style:text-properties style:font-name="FreeMono" fo:font-size="12pt" fo:font-style="normal" fo:font-weight="bold" officeooo:rsid="003d929e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FreeMono" fo:font-size="12pt" fo:font-style="normal" fo:font-weight="bold" officeooo:rsid="009f18d5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FreeMono" fo:font-size="12pt" fo:font-style="normal" fo:font-weight="bold" officeooo:rsid="003aed07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FreeMono" fo:font-size="12pt" fo:font-weight="normal" officeooo:rsid="0052f817" style:font-size-asian="12pt" style:font-weight-asian="normal" style:font-size-complex="12pt" style:font-weight-complex="normal"/>
    </style:style>
    <style:style style:name="T15" style:family="text">
      <style:text-properties style:font-name="FreeMono" fo:font-size="15pt" officeooo:rsid="0015e39f" style:font-size-asian="15pt" style:font-size-complex="15pt"/>
    </style:style>
    <style:style style:name="T16" style:family="text">
      <style:text-properties style:font-name="FreeMono" fo:font-size="15pt" fo:font-weight="normal" officeooo:rsid="0015e39f" style:font-name-asian="Noto Sans Mono CJK SC" style:font-size-asian="15pt" style:font-weight-asian="normal" style:font-name-complex="Liberation Mono" style:font-size-complex="15pt" style:font-weight-complex="normal"/>
    </style:style>
    <style:style style:name="T17" style:family="text">
      <style:text-properties style:font-name="FreeMono" fo:font-size="14pt" fo:font-weight="normal" officeooo:rsid="0038e4c4" style:font-size-asian="14pt" style:font-weight-asian="normal" style:font-size-complex="14pt" style:font-weight-complex="normal"/>
    </style:style>
    <style:style style:name="T18" style:family="text">
      <style:text-properties style:font-name="FreeMono" fo:font-size="14pt" fo:font-weight="normal" officeooo:rsid="0080f5dc" style:font-size-asian="14pt" style:font-weight-asian="normal" style:font-size-complex="14pt" style:font-weight-complex="normal"/>
    </style:style>
    <style:style style:name="T19" style:family="text">
      <style:text-properties style:font-name="FreeMono" fo:font-size="14pt" fo:font-weight="normal" officeooo:rsid="00849b9d" style:font-size-asian="14pt" style:font-weight-asian="normal" style:font-size-complex="14pt" style:font-weight-complex="normal"/>
    </style:style>
    <style:style style:name="T20" style:family="text">
      <style:text-properties style:font-name="FreeMono" fo:font-size="14pt" fo:font-weight="normal" officeooo:rsid="0053d6fe" style:font-size-asian="14pt" style:font-weight-asian="normal" style:font-size-complex="14pt" style:font-weight-complex="normal"/>
    </style:style>
    <style:style style:name="T21" style:family="text">
      <style:text-properties style:font-name="FreeMono" fo:font-size="14pt" fo:font-weight="normal" officeooo:rsid="0052f817" style:font-size-asian="14pt" style:font-weight-asian="normal" style:font-size-complex="14pt" style:font-weight-complex="normal"/>
    </style:style>
    <style:style style:name="T22" style:family="text">
      <style:text-properties style:font-name="FreeMono" fo:font-size="14pt" style:font-size-asian="14pt" style:font-size-complex="14pt"/>
    </style:style>
    <style:style style:name="T23" style:family="text">
      <style:text-properties style:font-name="FreeMono" fo:font-size="14pt" officeooo:rsid="00477eb4" style:font-size-asian="14pt" style:font-size-complex="14pt"/>
    </style:style>
    <style:style style:name="T24" style:family="text">
      <style:text-properties style:font-name="FreeMono" fo:font-size="14pt" officeooo:rsid="004beeb0" style:font-size-asian="14pt" style:font-size-complex="14pt"/>
    </style:style>
    <style:style style:name="T25" style:family="text">
      <style:text-properties style:font-name="FreeMono" fo:font-size="14pt" officeooo:rsid="004d7eb7" style:font-size-asian="14pt" style:font-size-complex="14pt"/>
    </style:style>
    <style:style style:name="T26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0000" loext:opacity="100%" fo:font-style="normal" fo:font-weight="bold" officeooo:rsid="0023920d" style:font-style-asian="normal" style:font-weight-asian="bold" style:font-style-complex="normal" style:font-weight-complex="bold"/>
    </style:style>
    <style:style style:name="T28" style:family="text">
      <style:text-properties fo:color="#000000" loext:opacity="100%" fo:font-style="normal" fo:font-weight="bold" officeooo:rsid="004a9b6f" style:font-style-asian="normal" style:font-weight-asian="bold" style:font-style-complex="normal" style:font-weight-complex="bold"/>
    </style:style>
    <style:style style:name="T29" style:family="text">
      <style:text-properties fo:color="#000000" loext:opacity="100%" style:font-name="Liberation Serif" fo:font-size="14pt" fo:font-weight="bold" officeooo:rsid="00247239" style:font-size-asian="14pt" style:font-weight-asian="bold" style:font-size-complex="14pt" style:font-weight-complex="bold"/>
    </style:style>
    <style:style style:name="T30" style:family="text">
      <style:text-properties fo:color="#000000" loext:opacity="100%" fo:font-weight="normal" style:font-weight-asian="normal" style:font-weight-complex="normal"/>
    </style:style>
    <style:style style:name="T31" style:family="text">
      <style:text-properties officeooo:rsid="00247239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font-size="15pt" officeooo:rsid="0015e39f" style:font-size-asian="15pt" style:font-size-complex="15pt"/>
    </style:style>
    <style:style style:name="T34" style:family="text">
      <style:text-properties fo:font-size="15pt" officeooo:rsid="002d1622" style:font-size-asian="15pt" style:font-size-complex="15pt"/>
    </style:style>
    <style:style style:name="T35" style:family="text">
      <style:text-properties fo:font-size="15pt" fo:font-weight="normal" officeooo:rsid="0015e39f" style:font-size-asian="15pt" style:font-weight-asian="normal" style:font-size-complex="15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a4dcf2" style:font-weight-asian="normal" style:font-weight-complex="normal"/>
    </style:style>
    <style:style style:name="T38" style:family="text">
      <style:text-properties officeooo:rsid="002dfd0f"/>
    </style:style>
    <style:style style:name="T39" style:family="text">
      <style:text-properties style:font-name-asian="Noto Sans Mono CJK SC" style:font-name-complex="Liberation Mono"/>
    </style:style>
    <style:style style:name="T40" style:family="text">
      <style:text-properties officeooo:rsid="002dfd0f" style:font-name-asian="Noto Sans Mono CJK SC" style:font-name-complex="Liberation Mono"/>
    </style:style>
    <style:style style:name="T41" style:family="text">
      <style:text-properties officeooo:rsid="003f3c80" style:font-name-asian="Noto Sans Mono CJK SC" style:font-name-complex="Liberation Mono"/>
    </style:style>
    <style:style style:name="T42" style:family="text">
      <style:text-properties fo:color="#c9211e" loext:opacity="100%"/>
    </style:style>
    <style:style style:name="T43" style:family="text">
      <style:text-properties fo:color="#c9211e" loext:opacity="100%" style:font-name-asian="Noto Sans Mono CJK SC" style:font-name-complex="Liberation Mono"/>
    </style:style>
    <style:style style:name="T44" style:family="text">
      <style:text-properties fo:color="#c9211e" loext:opacity="100%" officeooo:rsid="003f3c80" style:font-name-asian="Noto Sans Mono CJK SC" style:font-name-complex="Liberation Mono"/>
    </style:style>
    <style:style style:name="T45" style:family="text">
      <style:text-properties officeooo:rsid="003aed07"/>
    </style:style>
    <style:style style:name="T46" style:family="text">
      <style:text-properties officeooo:rsid="00465d3a"/>
    </style:style>
    <style:style style:name="T47" style:family="text">
      <style:text-properties officeooo:rsid="00477eb4"/>
    </style:style>
    <style:style style:name="T48" style:family="text">
      <style:text-properties fo:font-variant="normal" fo:text-transform="none" fo:color="#000000" loext:opacity="100%" style:font-name="FreeMono" fo:letter-spacing="normal" fo:font-style="normal" fo:font-weight="normal" officeooo:rsid="0051cfd8" loext:padding="0in" loext:border="none"/>
    </style:style>
    <style:style style:name="T49" style:family="text">
      <style:text-properties fo:font-variant="normal" fo:text-transform="none" fo:color="#000000" loext:opacity="100%" style:font-name="FreeMono" fo:font-size="13pt" fo:letter-spacing="normal" fo:font-style="normal" fo:font-weight="normal" officeooo:rsid="0015e39f" style:font-size-asian="13pt" style:font-size-complex="13pt" loext:padding="0in" loext:border="none"/>
    </style:style>
    <style:style style:name="T50" style:family="text">
      <style:text-properties officeooo:rsid="0052f817"/>
    </style:style>
    <style:style style:name="T51" style:family="text">
      <style:text-properties officeooo:rsid="0053d6fe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fo:font-weight="normal" officeooo:rsid="0052f817" style:font-size-asian="12pt" style:font-weight-asian="normal" style:font-size-complex="12pt" style:font-weight-complex="normal"/>
    </style:style>
    <style:style style:name="T54" style:family="text">
      <style:text-properties officeooo:rsid="0053f4d8"/>
    </style:style>
    <style:style style:name="T55" style:family="text">
      <style:text-properties fo:color="#ff4000" loext:opacity="100%" fo:font-weight="bold" style:font-weight-asian="bold" style:font-weight-complex="bold"/>
    </style:style>
    <style:style style:name="T56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3">Task 1: TurtleBot simulation</text:h>
      <text:p text:style-name="P46">Complete the following tasks:</text:p>
      <text:p text:style-name="P46">1. Open 2 terminals and execute the following command:</text:p>
      <text:p text:style-name="P58"><text:bookmark text:name="codecell02"/><text:span text:style-name="T15">$</text:span><text:span text:style-name="T1"> ros2 run turtlesim turtlesim_node</text:span></text:p>
      <text:p text:style-name="P6"><text:bookmark text:name="codecell011"/>$ ros2 run turtlesim turtle_teleop_key</text:p>
      <text:p text:style-name="P46">2. Try out the tele-operation and investigate the topics and nodes with suitable ROS command<text:span text:style-name="T38">s</text:span></text:p>
      <text:p text:style-name="P46"/>
      <text:p text:style-name="P41">Nod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<text:bookmark text:name="codecell0221"/><text:span text:style-name="T35">$</text:span><text:span text:style-name="T37"> ros2 node list</text:span></text:p>
          </table:table-cell>
          <table:table-cell table:style-name="Table1.B1" office:value-type="string">
            <text:p text:style-name="P23"><text:span text:style-name="T38">$</text:span> ros2 node info <text:span text:style-name="T39">/</text:span><text:span text:style-name="T40">node_name</text:span></text:p>
            <text:p text:style-name="P43"/>
          </table:table-cell>
        </table:table-row>
        <table:table-row>
          <table:table-cell table:style-name="Table1.A2" office:value-type="string">
            <text:p text:style-name="P25">/teleop_turtle</text:p>
          </table:table-cell>
          <table:table-cell table:style-name="Table1.B2" office:value-type="string">
            <text:p text:style-name="P26"><text:span text:style-name="T42">Subscribers</text:span>: </text:p>
            <text:p text:style-name="P26"/>
            <text:p text:style-name="P26">/parameter_events: rcl_interfaces/msg/ParameterEvent</text:p>
            <text:p text:style-name="P25"/>
            <text:p text:style-name="P26"><text:span text:style-name="T42">Publishers</text:span>: </text:p>
            <text:p text:style-name="P26"/>
            <text:p text:style-name="P26">/parameter_events: rcl_interfaces/msg/ParameterEvent</text:p>
            <text:p text:style-name="P25"/>
            <text:p text:style-name="P25">/rosout: rcl_interfaces/msg/Log</text:p>
            <text:p text:style-name="P25"/>
            <text:p text:style-name="P25">/turtle1/cmd_vel: geometry_msgs/msg/Twist</text:p>
            <text:p text:style-name="P25"/>
            <text:p text:style-name="P25"/>
          </table:table-cell>
        </table:table-row>
        <table:table-row>
          <table:table-cell table:style-name="Table1.A2" office:value-type="string">
            <text:p text:style-name="P25">/turtlesim</text:p>
          </table:table-cell>
          <table:table-cell table:style-name="Table1.B2" office:value-type="string">
            <text:p text:style-name="P59">Subscribers:</text:p>
            <text:p text:style-name="P25"/>
            <text:p text:style-name="P25">/parameter_events: rcl_interfaces/msg/ParameterEvent</text:p>
            <text:p text:style-name="P25"/>
            <text:p text:style-name="P25">/turtle1/cmd_vel: geometry_msgs/msg/Twist</text:p>
            <text:p text:style-name="P25"/>
            <text:p text:style-name="P59">Publishers:</text:p>
            <text:p text:style-name="P59"/>
            <text:p text:style-name="P25">/parameter_events: rcl_interfaces/msg/ParameterEvent</text:p>
            <text:p text:style-name="P25"/>
            <text:p text:style-name="P25">/rosout: rcl_interfaces/msg/Log</text:p>
            <text:p text:style-name="P29"><text:span text:style-name="T39">ros2 topic pub /turtle1/cmd_vel </text:span><text:soft-page-break/><text:span text:style-name="T39">geometry_msgs/msg/Twist "{linear: {x: 1.0, y: 0.0, z: 0.0}, angular: {x: 0.0, y: 0.0, z: 1.0}}" -r 10</text:span></text:p>
            <text:p text:style-name="P30">sleep 2 <text:s/></text:p>
            <text:p text:style-name="P28">pkill -f ros2</text:p>
            <text:p text:style-name="P27"/>
            <text:p text:style-name="P25">/turtle1/color_sensor: turtlesim/msg/Color</text:p>
            <text:p text:style-name="P25"/>
            <text:p text:style-name="P25">/turtle1/pose: turtlesim/msg/Pose</text:p>
          </table:table-cell>
        </table:table-row>
      </table:table>
      <text:p text:style-name="P22"/>
      <text:p text:style-name="P42">Topics</text:p>
      <text:p text:style-name="P16"><text:bookmark text:name="codecell021111"/><text:span text:style-name="Source_20_Text"><text:span text:style-name="T16">$</text:span></text:span><text:span text:style-name="Source_20_Text"><text:span text:style-name="T17"> ros2 topic echo </text:span></text:span><text:span text:style-name="T36">/turtle1/cmd_ve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bookmark text:name="codecell0211"/><text:span text:style-name="T33">$ </text:span><text:span text:style-name="T34">ros2 topic list</text:span></text:p>
          </table:table-cell>
          <table:table-cell table:style-name="Table2.B1" office:value-type="string">
            <text:p text:style-name="P10"><text:bookmark text:name="codecell02111"/><text:span text:style-name="Source_20_Text"><text:span text:style-name="T16">$</text:span></text:span><text:span text:style-name="Source_20_Text"><text:span text:style-name="T17"> ros2 topic echo </text:span></text:span><text:span text:style-name="Source_20_Text"><text:span text:style-name="T18">/</text:span></text:span><text:span text:style-name="Source_20_Text"><text:span text:style-name="T19">lidar</text:span></text:span></text:p>
          </table:table-cell>
        </table:table-row>
        <table:table-row>
          <table:table-cell table:style-name="Table2.A2" office:value-type="string">
            <text:p text:style-name="P14">/parameter_events</text:p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>/rosout</text:p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>/turtle1/cmd_vel</text:p>
            <text:p text:style-name="P14"/>
          </table:table-cell>
          <table:table-cell table:style-name="Table2.B2" office:value-type="string">
            <text:p text:style-name="P14">Type: geometry_msgs/msg/Twist</text:p>
            <text:p text:style-name="P14">ros2 topic echo /turtle1/cmd_vel</text:p>
            <text:p text:style-name="P14">linear:</text:p>
            <text:p text:style-name="P14"><text:s text:c="2"/>x: 2.0</text:p>
            <text:p text:style-name="P14"><text:s text:c="2"/>y: 0.0</text:p>
            <text:p text:style-name="P14"><text:s text:c="2"/>z: 0.0</text:p>
            <text:p text:style-name="P14">angular:</text:p>
            <text:p text:style-name="P14"><text:s text:c="2"/>x: 0.0</text:p>
            <text:p text:style-name="P14"><text:s text:c="2"/>y: 0.0</text:p>
            <text:p text:style-name="P14"><text:s text:c="2"/>z: 0.0</text:p>
          </table:table-cell>
        </table:table-row>
        <table:table-row>
          <table:table-cell table:style-name="Table2.A2" office:value-type="string">
            <text:p text:style-name="P14">/turtle1/color_sensor</text:p>
            <text:p text:style-name="P14"/>
          </table:table-cell>
          <table:table-cell table:style-name="Table2.B2" office:value-type="string">
            <text:p text:style-name="P17">ros2 topic echo /turtle1/color_sensor</text:p>
          </table:table-cell>
        </table:table-row>
        <table:table-row>
          <table:table-cell table:style-name="Table2.A2" office:value-type="string">
            <text:p text:style-name="P15">/turtle1/pose</text:p>
          </table:table-cell>
          <table:table-cell table:style-name="Table2.B2" office:value-type="string">
            <text:p text:style-name="P17">Type: turtlesim/msg/Pose</text:p>
            <text:p text:style-name="P17">ros2 topic echo /turtle1/pose</text:p>
            <text:p text:style-name="P18">x:</text:p>
            <text:p text:style-name="P18">y:</text:p>
            <text:p text:style-name="P18">theta:</text:p>
            <text:p text:style-name="P18">linear_velocity:</text:p>
            <text:p text:style-name="P18">angular_velocity:</text:p>
            <text:p text:style-name="P17"/>
            <text:p text:style-name="P17"/>
          </table:table-cell>
        </table:table-row>
      </table:table>
      <text:p text:style-name="P44"/>
      <text:p text:style-name="P46">3. Find out what topic and message are used for sending velocity commands to the TurtleBot<text:span text:style-name="T45">4</text:span></text:p>
      <text:p text:style-name="P20"><text:soft-page-break/>Type: geometry_msgs/msg/Twist</text:p>
      <text:p text:style-name="P20">ros2 topic echo /turtle1/cmd_vel</text:p>
      <text:p text:style-name="P20">linear:</text:p>
      <text:p text:style-name="P20"><text:s text:c="2"/>x: 2.0</text:p>
      <text:p text:style-name="P20"><text:s text:c="2"/>y: 0.0</text:p>
      <text:p text:style-name="P20"><text:s text:c="2"/>z: 0.0</text:p>
      <text:p text:style-name="P20">angular:</text:p>
      <text:p text:style-name="P20"><text:s text:c="2"/>x: 0.0</text:p>
      <text:p text:style-name="P20"><text:s text:c="2"/>y: 0.0</text:p>
      <text:p text:style-name="P19"><text:s text:c="2"/>z: 0.0</text:p>
      <text:p text:style-name="P46"/>
      <text:p text:style-name="P46">4. Use the ros2 topic command to move the robot in a circle and in a square path</text:p>
      <text:p text:style-name="P31"><text:span text:style-name="T39">ros2 topic pub /turtle1/cmd_vel geometry_msgs/msg/Twist "{linear: {x: </text:span><text:span text:style-name="T41">6</text:span><text:span text:style-name="T39">.</text:span><text:span text:style-name="T41">28</text:span><text:span text:style-name="T39">0, y: 0.0, z: 0.0}, angular: {x: 0.0, y: 0.0, z: </text:span><text:span text:style-name="T41">6</text:span><text:span text:style-name="T39">.</text:span><text:span text:style-name="T41">28</text:span><text:span text:style-name="T39">0}}" -r 10 </text:span><text:span text:style-name="T43">&amp;</text:span><text:span text:style-name="T39"> </text:span><text:span text:style-name="T44"># (command run in foreground and can be killed)</text:span></text:p>
      <text:p text:style-name="P30">sleep 2 <text:s/></text:p>
      <text:p text:style-name="P28">pkill -f ros2</text:p>
      <text:p text:style-name="P27"/>
      <text:p text:style-name="P46">5. Find a way to concatenate multiple commands to achieve consecutive motions</text:p>
      <text:h text:style-name="P21" text:outline-level="3"># Move forward</text:h>
      <text:p text:style-name="P29">ros2 topic pub /turtle1/cmd_vel geometry_msgs/msg/Twist "{linear: {x: 2.0, y: 0.0, z: 0.0}, angular: {x: 0.0, y: 0.0, z: 0.0}}" -r 10 &amp;</text:p>
      <text:p text:style-name="P29">sleep 2 <text:s/># Move for 2 seconds</text:p>
      <text:p text:style-name="P29">pkill -f ros2 <text:s/># Stop the command</text:p>
      <text:p text:style-name="P29"/>
      <text:p text:style-name="P29"># Turn 90 degrees</text:p>
      <text:p text:style-name="P29">ros2 topic pub /turtle1/cmd_vel geometry_msgs/msg/Twist "{linear: {x: 0.0, y: 0.0, z: 0.0}, angular: {x: 0.0, y: 0.0, z: 1.57}}" -r 10 &amp;</text:p>
      <text:p text:style-name="P29">sleep 1 <text:s/># Turn for 1 second</text:p>
      <text:p text:style-name="P29">pkill -f ros2 <text:s/># Stop the command</text:p>
      <text:p text:style-name="P29"/>
      <text:p text:style-name="P29"># Repeat the above two steps 3 more times to complete the square</text:p>
      <text:p text:style-name="P29"><text:soft-page-break/>ros2 topic pub /turtle1/cmd_vel geometry_msgs/msg/Twist "{linear: {x: 2.0, y: 0.0, z: 0.0}, angular: {x: 0.0, y: 0.0, z: 0.0}}" -r 10 &amp;</text:p>
      <text:p text:style-name="P29">sleep 2</text:p>
      <text:p text:style-name="P29">pkill -f ros2</text:p>
      <text:p text:style-name="P29"/>
      <text:p text:style-name="P29">ros2 topic pub /turtle1/cmd_vel geometry_msgs/msg/Twist "{linear: {x: 0.0, y: 0.0, z: 0.0}, angular: {x: 0.0, y: 0.0, z: 1.57}}" -r 10 &amp;</text:p>
      <text:p text:style-name="P29">sleep 1</text:p>
      <text:p text:style-name="P29">pkill -f ros2</text:p>
      <text:p text:style-name="P29"/>
      <text:p text:style-name="P29">ros2 topic pub /turtle1/cmd_vel geometry_msgs/msg/Twist "{linear: {x: 2.0, y: 0.0, z: 0.0}, angular: {x: 0.0, y: 0.0, z: 0.0}}" -r 10 &amp;</text:p>
      <text:p text:style-name="P29">sleep 2</text:p>
      <text:p text:style-name="P29">pkill -f ros2</text:p>
      <text:p text:style-name="P29"/>
      <text:p text:style-name="P29">ros2 topic pub /turtle1/cmd_vel geometry_msgs/msg/Twist "{linear: {x: 0.0, y: 0.0, z: 0.0}, angular: {x: 0.0, y: 0.0, z: 1.57}}" -r 10 &amp;</text:p>
      <text:p text:style-name="P29">sleep 1</text:p>
      <text:p text:style-name="P29">pkill -f ros2</text:p>
      <text:p text:style-name="P29"/>
      <text:p text:style-name="P29">ros2 topic pub /turtle1/cmd_vel geometry_msgs/msg/Twist "{linear: {x: 2.0, y: 0.0, z: 0.0}, angular: {x: 0.0, y: 0.0, z: 0.0}}" -r 10 &amp;</text:p>
      <text:p text:style-name="P29">sleep 2</text:p>
      <text:p text:style-name="P29">pkill -f ros2</text:p>
      <text:p text:style-name="P29"/>
      <text:p text:style-name="P29">ros2 topic pub /turtle1/cmd_vel geometry_msgs/msg/Twist "{linear: {x: 0.0, y: 0.0, z: 0.0}, angular: {x: 0.0, y: 0.0, z: 1.57}}" -r 10 &amp;</text:p>
      <text:p text:style-name="P29">sleep 1</text:p>
      <text:p text:style-name="P29">pkill -f ros2</text:p>
      <text:p text:style-name="P54"><text:soft-page-break/>Task 2</text:p>
      <text:p text:style-name="P53">Installation of simulation package <text:span text:style-name="T46">for ros2</text:span></text:p>
      <text:p text:style-name="P36">$ cd ros2_ws/src/</text:p>
      <text:p text:style-name="P53"><text:span text:style-name="T22">$ git clone -b humble-devel </text:span><text:a xlink:type="simple" xlink:href="https://github.com/ROBOTIS-GIT/turtlebot3_simulations.git" text:style-name="Internet_20_link" text:visited-style-name="Visited_20_Internet_20_Link"><text:span text:style-name="T22">https://github.com/ROBOTIS-GIT/turtlebot3_simulations.git</text:span></text:a></text:p>
      <text:p text:style-name="P36">$ cd ros2_ws</text:p>
      <text:p text:style-name="P36">$ colcon build</text:p>
      <text:p text:style-name="P36">$ source install/setup.bash</text:p>
      <text:p text:style-name="P53"/>
      <text:p text:style-name="P48">Launch simulations:</text:p>
      <text:p text:style-name="P48">Open new terminal, from the root ros2_ws: </text:p>
      <text:p text:style-name="P49"><text:span text:style-name="Source_20_Text"><text:span text:style-name="T24"># To prevent errors, delete files from /dev/shm</text:span></text:span></text:p>
      <text:p text:style-name="P49"><text:span text:style-name="Source_20_Text"><text:span text:style-name="T24">$ </text:span></text:span><text:span text:style-name="Source_20_Text"><text:span text:style-name="T22">killall gzclient</text:span></text:span></text:p>
      <text:p text:style-name="P49"><text:span text:style-name="Source_20_Text"><text:span text:style-name="T24">$ </text:span></text:span><text:span text:style-name="Source_20_Text"><text:span text:style-name="T22">killall gz</text:span></text:span><text:span text:style-name="Source_20_Text"><text:span text:style-name="T24">server</text:span></text:span></text:p>
      <text:p text:style-name="P38">$ source install/setup.bash</text:p>
      <text:p text:style-name="P38">$ source /usr/share/gazebo/setup.sh</text:p>
      <text:p text:style-name="P47"><text:span text:style-name="Source_20_Text"><text:span text:style-name="T22"/></text:span></text:p>
      <text:p text:style-name="P47"><text:span text:style-name="Source_20_Text"><text:span text:style-name="T22">$ export TURTLEBOT3_MODEL=burger</text:span></text:span></text:p>
      <text:p text:style-name="P60"><text:span text:style-name="Source_20_Text"><text:span text:style-name="T22">$ ros</text:span></text:span><text:span text:style-name="Source_20_Text"><text:span text:style-name="T23">2 </text:span></text:span><text:span text:style-name="Source_20_Text"><text:span text:style-name="T22">launch turtlebot3_gazebo empty_world.launch.</text:span></text:span><text:span text:style-name="Source_20_Text"><text:span text:style-name="T23">py</text:span></text:span></text:p>
      <text:p text:style-name="P61"><text:span text:style-name="Source_20_Text"><text:span text:style-name="T23"/></text:span></text:p>
      <text:p text:style-name="P61"><text:span text:style-name="Source_20_Text"><text:span text:style-name="T23">$ export TURTLEBOT3_MODEL=waffle</text:span></text:span></text:p>
      <text:p text:style-name="P36"><text:span text:style-name="T47">$ </text:span>ros2 launch turtlebot3_gazebo turtlebot3_world.launch.py</text:p>
      <text:p text:style-name="P36"/>
      <text:p text:style-name="P71"><text:span text:style-name="T25">$ </text:span><text:span text:style-name="Source_20_Text"><text:span text:style-name="T22">export TURTLEBOT3_MODEL=waffle_pi</text:span></text:span></text:p>
      <text:p text:style-name="P60"><text:span text:style-name="Source_20_Text"><text:span text:style-name="T22">$ ros</text:span></text:span><text:span text:style-name="Source_20_Text"><text:span text:style-name="T25">2 </text:span></text:span><text:span text:style-name="Source_20_Text"><text:span text:style-name="T22">launch turtlebot3_gazebo turtlebot3_house.launch.</text:span></text:span><text:span text:style-name="Source_20_Text"><text:span text:style-name="T25">py</text:span></text:span></text:p>
      <text:p text:style-name="P40"/>
      <text:p text:style-name="P65">Operate robot:</text:p>
      <text:p text:style-name="P66"><text:span text:style-name="Source_20_Text"><text:span text:style-name="T48">$ export TURTLEBOT3_MODEL=waffle</text:span></text:span></text:p>
      <text:p text:style-name="P32"><text:span text:style-name="Source_20_Text"><text:span text:style-name="T48">$ ros2 run turtlebot3_teleop teleop_keyboard</text:span></text:span></text:p>
      <text:p text:style-name="P32"><text:span text:style-name="Source_20_Text"><text:span text:style-name="T48"/></text:span></text:p>
      <text:p text:style-name="P7"><text:span text:style-name="Source_20_Text"><text:span text:style-name="T49"/></text:span></text:p>
      <text:p text:style-name="P72"><text:soft-page-break/></text:p>
      <text:p text:style-name="P53"/>
      <text:p text:style-name="P54">Task 2.1:</text:p>
      <text:p text:style-name="P53">1. Launch turtlebot3_world.launch or turtlebot3_house.launch from the turtlebot3_gazebo package.</text:p>
      <text:p text:style-name="P50"><text:span text:style-name="Source_20_Text"><text:span text:style-name="T24"># To prevent errors, delete files from /dev/shm</text:span></text:span></text:p>
      <text:p text:style-name="P50"><text:span text:style-name="Source_20_Text"><text:span text:style-name="T24">$ </text:span></text:span><text:span text:style-name="Source_20_Text"><text:span text:style-name="T22">killall gzclient</text:span></text:span></text:p>
      <text:p text:style-name="P50"><text:span text:style-name="Source_20_Text"><text:span text:style-name="T24">$ </text:span></text:span><text:span text:style-name="Source_20_Text"><text:span text:style-name="T22">killall gz</text:span></text:span><text:span text:style-name="Source_20_Text"><text:span text:style-name="T24">server</text:span></text:span></text:p>
      <text:p text:style-name="P39">$ source install/setup.bash</text:p>
      <text:p text:style-name="P39">$ source /usr/share/gazebo/setup.sh</text:p>
      <text:p text:style-name="P62"><text:span text:style-name="Source_20_Text"><text:span text:style-name="T23"/></text:span></text:p>
      <text:p text:style-name="P62"><text:span text:style-name="Source_20_Text"><text:span text:style-name="T23">$ export TURTLEBOT3_MODEL=waffle</text:span></text:span></text:p>
      <text:p text:style-name="P37"><text:span text:style-name="T47">$ </text:span>ros2 launch turtlebot3_gazebo turtlebot3_world.launch.py</text:p>
      <text:p text:style-name="P53"/>
      <text:p text:style-name="P53">2. Investigate the topics/nodes then find the topic/message required for commanding the robot.</text:p>
      <text:p text:style-name="P64">/cmd_vel <text:span text:style-name="T32">geometry_msgs/msg/Twist</text:span></text:p>
      <text:p text:style-name="P7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<text:s/>$ ros2 topic list</text:p>
          </table:table-cell>
          <table:table-cell table:style-name="Table3.B1" office:value-type="string">
            <text:p text:style-name="P11"><text:bookmark text:name="codecell021112"/><text:span text:style-name="Source_20_Text"><text:span text:style-name="T16">$</text:span></text:span><text:span text:style-name="Source_20_Text"><text:span text:style-name="T17"> ros2 topic echo </text:span></text:span><text:span text:style-name="Source_20_Text"><text:span text:style-name="T20">(info)</text:span></text:span><text:span text:style-name="Source_20_Text"><text:span text:style-name="T21">/odom</text:span></text:span></text:p>
          </table:table-cell>
        </table:table-row>
        <table:table-row>
          <table:table-cell table:style-name="Table3.A2" office:value-type="string">
            <text:p text:style-name="P34"><text:s/>/camera/camera_info</text:p>
            <text:p text:style-name="P34">/camera/image_raw</text:p>
            <text:p text:style-name="P34">/camera/image_raw/compressed</text:p>
            <text:p text:style-name="P34">/camera/image_raw/compressedDepth</text:p>
            <text:p text:style-name="P34">/camera/image_raw/theora</text:p>
            <text:p text:style-name="P34">/clock</text:p>
            <text:p text:style-name="P63">/cmd_vel</text:p>
            <text:p text:style-name="P67">/imu</text:p>
            <text:p text:style-name="P34">/joint_states</text:p>
            <text:p text:style-name="P67">/odom</text:p>
            <text:p text:style-name="P34">/parameter_events</text:p>
            <text:p text:style-name="P34">/performance_metrics</text:p>
            <text:p text:style-name="P34">/robot_description</text:p>
            <text:p text:style-name="P34">/rosout</text:p>
            <text:p text:style-name="P67">/scan</text:p>
            <text:p text:style-name="P34">/tf</text:p>
            <text:p text:style-name="P34">/tf_static</text:p>
          </table:table-cell>
          <table:table-cell table:style-name="Table3.B2" office:value-type="string">
            <text:p text:style-name="P51"><text:s/></text:p>
            <text:p text:style-name="P51"/>
            <text:p text:style-name="P51"/>
            <text:p text:style-name="P51"/>
            <text:p text:style-name="P51"/>
            <text:p text:style-name="P51"><text:s/><text:span text:style-name="T55">geometry_msgs/msg/Twist</text:span></text:p>
            <text:p text:style-name="P51">sensor_msgs/msg/Imu</text:p>
            <text:p text:style-name="P51"/>
            <text:p text:style-name="P51"><text:s/>nav_msgs/msg/Odometr<text:span text:style-name="T54">y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35">sensor_msgs/msg/LaserScan</text:p>
          </table:table-cell>
        </table:table-row>
        <text:soft-page-break/>
        <table:table-row>
          <table:table-cell table:style-name="Table3.A2" office:value-type="string">
            <text:p text:style-name="P11"><text:bookmark text:name="codecell0211121"/><text:span text:style-name="Source_20_Text"><text:span text:style-name="T16">$</text:span></text:span><text:span text:style-name="Source_20_Text"><text:span text:style-name="T17"> ros2 topic echo </text:span></text:span><text:span text:style-name="Source_20_Text"><text:span text:style-name="T20">(info)</text:span></text:span><text:span text:style-name="Source_20_Text"><text:span text:style-name="T21">/odom</text:span></text:span></text:p>
            <text:p text:style-name="P11"><text:span text:style-name="Source_20_Text"><text:span text:style-name="T21"/></text:span></text:p>
            <text:p text:style-name="P12"><text:span text:style-name="Source_20_Text"><text:span text:style-name="T14">The </text:span></text:span><text:span text:style-name="Source_20_Text"><text:span text:style-name="T53">Odometry</text:span></text:span><text:span text:style-name="Source_20_Text"><text:span text:style-name="T14"> message contains two main components regarding the pose of the robot:</text:span></text:span></text:p>
            <text:list xml:id="list2794861938" text:style-name="L1">
              <text:list-item>
                <text:p text:style-name="P75"><text:span text:style-name="Strong_20_Emphasis">Pose</text:span>: This includes both position and orientation.</text:p>
                <text:list>
                  <text:list-item>
                    <text:p text:style-name="P76"><text:span text:style-name="Strong_20_Emphasis">Position</text:span>: Represents the 3D position of the robot (x, y, z) in a defined frame of reference (usually a global frame).</text:p>
                  </text:list-item>
                  <text:list-item>
                    <text:p text:style-name="P76"><text:span text:style-name="Strong_20_Emphasis">Orientation</text:span>: Represents the orientation of the robot in space, typically using a quaternion format (qx, qy, qz, qw). Quaternions are a mathematical representation that avoids issues like gimbal lock, which can occur with Euler angles.</text:p>
                  </text:list-item>
                </text:list>
              </text:list-item>
              <text:list-item>
                <text:p text:style-name="P75"><text:span text:style-name="Strong_20_Emphasis">Twist</text:span>: This represents the linear and angular velocities of the robot.</text:p>
                <text:list>
                  <text:list-item>
                    <text:p text:style-name="P76"><text:span text:style-name="Strong_20_Emphasis">Linear</text:span>: The velocities in the x, y, and z directions.</text:p>
                  </text:list-item>
                  <text:list-item>
                    <text:p text:style-name="P75"><text:span text:style-name="Strong_20_Emphasis">Angular</text:span>: The rotational velocities around the x, y, and z axes.</text:p>
                  </text:list-item>
                </text:list>
              </text:list-item>
            </text:list>
            <text:h text:style-name="Heading_20_3" text:outline-level="3">Orientation Representation</text:h>
            <text:p text:style-name="Text_20_body">The orientation component is crucial for knowing the robot's facing direction, which is essential for navigation, path planning, and obstacle avoidance. Here’s how it's typically structured:</text:p>
            <text:list xml:id="list2071316244" text:style-name="L2">
              <text:list-item>
                <text:p text:style-name="P77"><text:span text:style-name="Strong_20_Emphasis">Quaternion (qx, qy, qz, qw)</text:span>: This four-element vector represents the orientation of the robot in a compact way. Each component describes how the robot is rotated around each of the three axes (x, y, z), along with a scalar component.</text:p>
              </text:list-item>
            </text:list>
            <text:p text:style-name="P11"><text:span text:style-name="Source_20_Text"><text:span text:style-name="T21"/></text:span></text:p>
            <text:p text:style-name="P11"><text:span text:style-name="Source_20_Text"><text:span text:style-name="T21"/></text:span></text:p>
          </table:table-cell>
          <table:table-cell table:style-name="Table3.B2" office:value-type="string">
            <text:p text:style-name="P51">Type: nav_msgs/msg/Odometry</text:p>
            <text:p text:style-name="P51">header:</text:p>
            <text:p text:style-name="P51"><text:s text:c="2"/>stamp:</text:p>
            <text:p text:style-name="P51"><text:s text:c="4"/>sec: 267</text:p>
            <text:p text:style-name="P51"><text:s text:c="4"/>nanosec: 261000000</text:p>
            <text:p text:style-name="P51"><text:s text:c="2"/>frame_id: odom</text:p>
            <text:p text:style-name="P51">child_frame_id: base_footprint</text:p>
            <text:p text:style-name="P51">pose:</text:p>
            <text:p text:style-name="P51"><text:s text:c="2"/>pose:</text:p>
            <text:p text:style-name="P51"><text:s text:c="4"/>position:</text:p>
            <text:p text:style-name="P51"><text:s text:c="6"/>x: -1.9904397736481256</text:p>
            <text:p text:style-name="P51"><text:s text:c="6"/>y: -0.49997130825352576</text:p>
            <text:p text:style-name="P51"><text:s text:c="6"/>z: 0.007817427306911259</text:p>
            <text:p text:style-name="P51"><text:s text:c="4"/>orientation:</text:p>
            <text:p text:style-name="P51"><text:s text:c="6"/>x: -1.398099588351959e-06</text:p>
            <text:p text:style-name="P51"><text:s text:c="6"/>y: 0.003302730403433808</text:p>
            <text:p text:style-name="P51"><text:s text:c="6"/>z: 0.003123045309614538</text:p>
            <text:p text:style-name="P51"><text:s text:c="6"/>w: 0.9999896692255984</text:p>
            <text:p text:style-name="P51"><text:s text:c="2"/>covariance:</text:p>
            <text:p text:style-name="P51"><text:s text:c="2"/>twist:</text:p>
            <text:p text:style-name="P51"><text:s text:c="2"/>twist:</text:p>
            <text:p text:style-name="P51"><text:s text:c="4"/>linear:</text:p>
            <text:p text:style-name="P51"><text:s text:c="6"/>x: 2.798893131164e-06</text:p>
            <text:p text:style-name="P51"><text:s text:c="6"/>y: -8.91986179159537e-06</text:p>
            <text:p text:style-name="P51"><text:s text:c="6"/>z: 0.0</text:p>
            <text:p text:style-name="P51"><text:s text:c="4"/>angular:</text:p>
            <text:p text:style-name="P51"><text:s text:c="6"/>x: 0.0</text:p>
            <text:p text:style-name="P51"><text:s text:c="6"/>y: 0.0</text:p>
            <text:p text:style-name="P51"><text:s text:c="6"/>z: 1.9103960712996837e-05</text:p>
            <text:p text:style-name="P51"><text:s text:c="2"/>covariance:</text:p>
          </table:table-cell>
        </table:table-row>
        <table:table-row>
          <table:table-cell table:style-name="Table3.A2" office:value-type="string">
            <text:p text:style-name="P51"/>
          </table:table-cell>
          <table:table-cell table:style-name="Table3.B2" office:value-type="string">
            <text:p text:style-name="P51"/>
          </table:table-cell>
        </table:table-row>
      </table:table>
      <text:p text:style-name="P53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<text:s/>$ ros2 <text:span text:style-name="T51">node</text:span> list</text:p>
          </table:table-cell>
          <table:table-cell table:style-name="Table4.B1" office:value-type="string">
            <text:p text:style-name="P52">$ ros2 node info <text:s/><text:span text:style-name="T30">/turtlebot3_diff_drive</text:span></text:p>
          </table:table-cell>
        </table:table-row>
        <table:table-row>
          <table:table-cell table:style-name="Table4.A2" office:value-type="string">
            <text:p text:style-name="P70">/camera_driver</text:p>
            <text:p text:style-name="P70">/gazebo</text:p>
            <text:p text:style-name="P70">/robot_state_publisher</text:p>
            <text:p text:style-name="P69">/turtlebot3_diff_drive</text:p>
            <text:p text:style-name="P68">/turtlebot3_imu</text:p>
            <text:p text:style-name="P70">/turtlebot3_joint_state</text:p>
            <text:p text:style-name="P68">/turtlebot3_laserscan</text:p>
          </table:table-cell>
          <table:table-cell table:style-name="Table4.B2" office:value-type="string">
            <text:p text:style-name="P51">/<text:span text:style-name="T52">turtlebot3_diff_drive</text:span></text:p>
            <text:p text:style-name="P70"><text:s text:c="2"/>Subscribers:</text:p>
            <text:p text:style-name="P70"><text:s text:c="4"/>/clock: rosgraph_msgs/msg/Clock</text:p>
            <text:p text:style-name="P70"><text:s text:c="4"/>/cmd_vel: geometry_msgs/msg/Twist</text:p>
            <text:p text:style-name="P70"><text:s text:c="4"/>/parameter_events: rcl_interfaces/msg/ParameterEvent</text:p>
            <text:p text:style-name="P70"><text:s text:c="2"/>Publishers:</text:p>
            <text:p text:style-name="P70"><text:s text:c="4"/>/odom: nav_msgs/msg/Odometry</text:p>
            <text:p text:style-name="P70"><text:s text:c="4"/>/parameter_events: rcl_interfaces/msg/ParameterEvent</text:p>
            <text:p text:style-name="P70"><text:s text:c="4"/>/rosout: rcl_interfaces/msg/Log</text:p>
            <text:p text:style-name="P70"><text:s text:c="4"/>/tf: tf2_msgs/msg/TFMessage</text:p>
          </table:table-cell>
        </table:table-row>
        <table:table-row>
          <table:table-cell table:style-name="Table4.A2" office:value-type="string">
            <text:p text:style-name="P51"/>
          </table:table-cell>
          <table:table-cell table:style-name="Table4.B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51"/>
          </table:table-cell>
          <table:table-cell table:style-name="Table4.B2" office:value-type="string">
            <text:p text:style-name="P51"/>
          </table:table-cell>
        </table:table-row>
      </table:table>
      <text:p text:style-name="P53"/>
      <text:p text:style-name="P53"/>
      <text:p text:style-name="P53">3. Now, python will be used for motion control. Run the provided script:</text:p>
      <text:p text:style-name="P53">$ python3 {path to file}/ros2_goforward.py</text:p>
      <text:p text:style-name="P53"/>
      <text:p text:style-name="P53"/>
      <text:p text:style-name="P53">4. Study the code, which contains explanations of the statements in the comments, an<text:span text:style-name="T50">d </text:span>understand how it works</text:p>
      <text:p text:style-name="P78"/>
      <text:p text:style-name="P78">Task 2.2</text:p>
      <text:p text:style-name="P78">To start turtle3 go to workspace folder </text:p>
      <text:p text:style-name="P79">$ source install/setup.bash</text:p>
      <text:p text:style-name="P79">$ source /usr/share/gazebo/setup.sh</text:p>
      <text:h text:style-name="P45" text:outline-level="3"><text:soft-page-break/></text:h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>Examples <text:span text:style-name="T31">Turtle</text:span>:</text:h>
      <text:p text:style-name="P9"><text:bookmark text:name="codecell0"/><text:span text:style-name="T33">$</text:span> ros2 run turtlesim turtlesim_node</text:p>
      <text:p text:style-name="P5"><text:bookmark text:name="codecell01"/>$ ros2 run turtlesim turtle_teleop_key</text:p>
      <text:p text:style-name="P55"><text:span text:style-name="Source_20_Text"><text:span text:style-name="T11">Start </text:span></text:span><text:span text:style-name="Source_20_Text"><text:span text:style-name="T12">turtle</text:span></text:span></text:p>
      <text:p text:style-name="P55"><text:span text:style-name="Source_20_Text"><text:span text:style-name="T2">ros2 topic pub --rate 10 /turtle1/cmd_vel geometry_msgs/msg/Twist "{linear: {x: </text:span></text:span><text:span text:style-name="Source_20_Text"><text:span text:style-name="T3">5</text:span></text:span><text:span text:style-name="Source_20_Text"><text:span text:style-name="T2">.0, y: 0.0, z: 0.0}, angular: {x: 0.0, y: 0.0, z: 1.0}}"</text:span></text:span></text:p>
      <text:p text:style-name="P55"><text:span text:style-name="Source_20_Text"><text:span text:style-name="T11">Stop </text:span></text:span><text:span text:style-name="Source_20_Text"><text:span text:style-name="T12">turtle</text:span></text:span><text:span text:style-name="Source_20_Text"><text:span text:style-name="T13">rd&lt;<text:tab/></text:span></text:span></text:p>
      <text:p text:style-name="P1"><text:span text:style-name="Source_20_Text"><text:span text:style-name="T4">ros2 topic pub /turtle1/cmd_vel geometry_msgs/msg/Twist "{linear: {x: 0.0, y: 0.0, z: 0.0}, angular: {x: 0.0, y: 0.0, z: 0.0}}"</text:span></text:span></text:p>
      <text:p text:style-name="P2"><text:span text:style-name="Source_20_Text"><text:span text:style-name="T7">Add second turtle</text:span></text:span></text:p>
      <text:p text:style-name="P2"><text:span text:style-name="Source_20_Text"><text:span text:style-name="T5">ros2 service call /spawn turtlesim/srv/Spawn "{x: 5.0, y: 5.0, theta: 0.0}"</text:span></text:span></text:p>
      <text:p text:style-name="P2"><text:soft-page-break/><text:span text:style-name="Source_20_Text"><text:span text:style-name="T5">ros2 topic pub /turtle2/cmd_vel geometry_msgs/msg/Twist "{linear: {x: 2.0, y: 0.0, z: 0.0}, angular: {x: 0.0, y: 0.0, z: 1.0}}"</text:span></text:span></text:p>
      <text:p text:style-name="P3"><text:span text:style-name="Source_20_Text"><text:span text:style-name="T8">Start second turtelsim node</text:span></text:span></text:p>
      <text:p text:style-name="P3"><text:span text:style-name="Source_20_Text"><text:span text:style-name="T6">ros2 run turtlesim turtlesim_node --ros-args --remap __ns:=/turtlesim2</text:span></text:span></text:p>
      <text:p text:style-name="P4"><text:span text:style-name="Source_20_Text"><text:span text:style-name="T7">Add second turtle </text:span></text:span><text:span text:style-name="Source_20_Text"><text:span text:style-name="T9">to the second turtle sim node</text:span></text:span></text:p>
      <text:p text:style-name="P4"><text:span text:style-name="Source_20_Text"><text:span text:style-name="T10">ros2 service call /turtlesim2/spawn turtlesim/srv/Spawn "{x: 5.0, y: 5.0, theta: 0.0}"</text:span></text:span></text:p>
      <text:p text:style-name="P8"><text:span text:style-name="T27">L</text:span><text:span text:style-name="T26">aunch from pyth</text:span><text:span text:style-name="T28">o</text:span><text:span text:style-name="T26">n script</text:span></text:p>
      <text:p text:style-name="P56"><text:span text:style-name="Source_20_Text"><text:span text:style-name="T1">ros2 launch turtlesim multisim.launch.py</text:span></text:span></text:p>
      <text:p text:style-name="P57"><text:span text:style-name="Source_20_Text"><text:span text:style-name="T2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49:50.610397037</meta:creation-date>
    <meta:generator>LibreOffice/7.3.7.2$Linux_X86_64 LibreOffice_project/30$Build-2</meta:generator>
    <dc:date>2024-10-17T10:39:57.526600357</dc:date>
    <meta:editing-duration>PT11H42M7S</meta:editing-duration>
    <meta:editing-cycles>42</meta:editing-cycles>
    <meta:document-statistic meta:table-count="4" meta:image-count="0" meta:object-count="0" meta:page-count="10" meta:paragraph-count="239" meta:word-count="1139" meta:character-count="8453" meta:non-whitespace-character-count="7370"/>
  </office:meta>
</office:document-meta>
</file>